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rning formidable@1.2.6: Please upgrade to latest, formidable@v2 or formidable@v3! Check these notes: <text:a xlink:type="simple" xlink:href="https://bit.ly/2ZEqIau" text:style-name="Internet_20_link" text:visited-style-name="Visited_20_Internet_20_Link">https://bit.ly/2ZEqIau</text:a></text:p>
      <text:p text:style-name="Standard"/>
      <text:p text:style-name="Standard">warning autoprefixer-core &gt; autoprefixer &gt; browserslist@1.7.7: Browserslist 2 could fail on reading Browserslist &gt;3.0 config used in other tools.</text:p>
      <text:p text:style-name="Standard"/>
      <text:p text:style-name="Standard">warning node-sass &gt; request@2.88.2: request has been deprecated, see <text:a xlink:type="simple" xlink:href="https://github.com/request/request/issues/3142" text:style-name="Internet_20_link" text:visited-style-name="Visited_20_Internet_20_Link">https://github.com/request/request/issues/3142</text:a></text:p>
      <text:p text:style-name="Standard"/>
      <text:p text:style-name="Standard">warning node-sass &gt; request &gt; uuid@3.4.0: Please upgrade <text:s/>to version 7 or higher. <text:s/>Older versions may use Math.random() in certain circumstances, which is known to be problematic. <text:s/>See https://v8.dev/blog/math-random for details.</text:p>
      <text:p text:style-name="Standard"/>
      <text:p text:style-name="Standard">warning node-sass &gt; request &gt; har-validator@5.1.5: this library is no longer supported</text:p>
      <text:p text:style-name="Standard"/>
      <text:p text:style-name="Standard">warning webpack-dev-server &gt; chokidar@2.1.8: Chokidar 2 does not receive security updates since 2019. Upgrade to chokidar 3 with 15x fewer dependencies</text:p>
      <text:p text:style-name="Standard"/>
      <text:p text:style-name="Standard">warning webpack-dev-server &gt; webpack-log &gt; uuid@3.4.0: Please upgrade <text:s/>to version 7 or higher. <text:s/>Older versions may use Math.random() in certain circumstances, which is known to be problematic. <text:s/>See https://v8.dev/blog/math-random for details.</text:p>
      <text:p text:style-name="Standard"/>
      <text:p text:style-name="Standard">warning webpack-dev-server &gt; chokidar &gt; fsevents@1.2.13: fsevents 1 will break on node v14+ and could be using insecure binaries. Upgrade to fsevents 2.</text:p>
      <text:p text:style-name="Standard"/>
      <text:p text:style-name="Standard">warning webpack-dev-server &gt; url &gt; querystring@0.2.0: The querystring API is considered Legacy. new code should use the URLSearchParams API instead.</text:p>
      <text:p text:style-name="Standard"/>
      <text:p text:style-name="Standard">warning webpack-dev-server &gt; http-proxy-middleware &gt; micromatch &gt; snapdragon &gt; source-map-resolve@0.5.3: See <text:a xlink:type="simple" xlink:href="https://github.com/lydell/source-map-resolve#deprecated" text:style-name="Internet_20_link" text:visited-style-name="Visited_20_Internet_20_Link">https://github.com/lydell/source-map-resolve#deprecated</text:a></text:p>
      <text:p text:style-name="Standard"/>
      <text:p text:style-name="Standard">warning webpack-dev-server &gt; http-proxy-middleware &gt; micromatch &gt; snapdragon &gt; source-map-resolve &gt; urix@0.1.0: Please see <text:a xlink:type="simple" xlink:href="https://github.com/lydell/urix#deprecated" text:style-name="Internet_20_link" text:visited-style-name="Visited_20_Internet_20_Link">https://github.com/lydell/urix#deprecated</text:a></text:p>
      <text:p text:style-name="Standard"/>
      <text:p text:style-name="Standard">warning webpack-dev-server &gt; http-proxy-middleware &gt; micromatch &gt; snapdragon &gt; source-map-resolve &gt; resolve-url@0.2.1: <text:a xlink:type="simple" xlink:href="https://github.com/lydell/resolve-url#deprecated" text:style-name="Internet_20_link" text:visited-style-name="Visited_20_Internet_20_Link">https://github.com/lydell/resolve-url#deprecated</text:a></text:p>
      <text:p text:style-name="Standard"/>
      <text:p text:style-name="Standard">warning webpack-dev-server &gt; http-proxy-middleware &gt; micromatch &gt; snapdragon &gt; source-map-resolve &gt; source-map-url@0.4.1: See https://github.com/lydell/source-map-url#depreca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20:38:36.442228022</meta:creation-date>
    <dc:date>2022-08-14T18:34:35.395004193</dc:date>
    <meta:editing-duration>PT5M2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13" meta:word-count="234" meta:character-count="2065" meta:non-whitespace-character-count="1838"/>
  </office:meta>
</office:document-meta>
</file>